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33e3" officeooo:paragraph-rsid="001333e3"/>
    </style:style>
    <style:style style:name="P2" style:family="paragraph" style:parent-style-name="Standard">
      <style:paragraph-properties fo:text-align="center" style:justify-single-word="false"/>
      <style:text-properties officeooo:rsid="001333e3" officeooo:paragraph-rsid="001333e3"/>
    </style:style>
    <style:style style:name="P3" style:family="paragraph" style:parent-style-name="Standard">
      <style:paragraph-properties fo:text-align="start" style:justify-single-word="false"/>
      <style:text-properties officeooo:rsid="00152312" officeooo:paragraph-rsid="00152312"/>
    </style:style>
    <style:style style:name="P4" style:family="paragraph" style:parent-style-name="Standard">
      <style:paragraph-properties fo:text-align="start" style:justify-single-word="false"/>
      <style:text-properties officeooo:rsid="00156fc7" officeooo:paragraph-rsid="00156fc7"/>
    </style:style>
    <style:style style:name="P5" style:family="paragraph" style:parent-style-name="Standard">
      <style:paragraph-properties fo:text-align="start" style:justify-single-word="false"/>
      <style:text-properties officeooo:rsid="00156fc7" officeooo:paragraph-rsid="00156fc7"/>
    </style:style>
    <style:style style:name="P6" style:family="paragraph" style:parent-style-name="Standard">
      <style:paragraph-properties fo:text-align="start" style:justify-single-word="false"/>
      <style:text-properties officeooo:rsid="0016d050" officeooo:paragraph-rsid="0016d050"/>
    </style:style>
    <style:style style:name="P7" style:family="paragraph" style:parent-style-name="Standard">
      <style:paragraph-properties fo:text-align="start" style:justify-single-word="false"/>
      <style:text-properties officeooo:rsid="0017a098" officeooo:paragraph-rsid="0017a098"/>
    </style:style>
    <style:style style:name="T1" style:family="text">
      <style:text-properties officeooo:rsid="0017a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 1</text:p>
      <text:p text:style-name="P1">Person 2</text:p>
      <text:p text:style-name="P1">Person 3</text:p>
      <text:p text:style-name="P1">Person 4</text:p>
      <text:p text:style-name="P1">Person 5</text:p>
      <text:p text:style-name="P2">Project Outline</text:p>
      <text:p text:style-name="P4">Honor's College Introduction – <text:span text:style-name="T1">Nicole </text:span></text:p>
      <text:p text:style-name="P6">Problem – <text:span text:style-name="T1">Travis </text:span></text:p>
      <text:p text:style-name="P6">Suggested Solution – <text:span text:style-name="T1">Stefano </text:span></text:p>
      <text:p text:style-name="P6">Scope-in/Scope-out all of John's desires – <text:span text:style-name="T1">Jordan </text:span></text:p>
      <text:p text:style-name="P6">Roles &amp; Special Needs – <text:span text:style-name="T1">Eddie </text:span></text:p>
      <text:p text:style-name="P6"/>
      <text:p text:style-name="P7">Contribution to project outline – individual</text:p>
      <text:p text:style-name="P4"/>
      <text:p text:style-name="P3">Positions:</text:p>
      <text:p text:style-name="P3">Nicole – Documentation Lead</text:p>
      <text:p text:style-name="P3">Stefano – Programming Lead</text:p>
      <text:p text:style-name="P3">Jordan – Web Lead</text:p>
      <text:p text:style-name="P3">Travis – Design Lead</text:p>
      <text:p text:style-name="P3">Eddie – Project Le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1:53:18.396221000</meta:creation-date>
    <dc:date>2015-01-27T11:27:01.380008000</dc:date>
    <meta:editing-duration>PT10M19S</meta:editing-duration>
    <meta:editing-cycles>5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18" meta:word-count="53" meta:character-count="383" meta:non-whitespace-character-count="332"/>
  </office:meta>
</office:document-meta>
</file>